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2eb8" officeooo:paragraph-rsid="001d2eb8"/>
    </style:style>
    <style:style style:name="P2" style:family="paragraph" style:parent-style-name="Standard">
      <style:text-properties officeooo:rsid="001fd2ec" officeooo:paragraph-rsid="001fd2ec"/>
    </style:style>
    <style:style style:name="P3" style:family="paragraph" style:parent-style-name="Standard">
      <style:text-properties officeooo:rsid="00220f64" officeooo:paragraph-rsid="00220f64"/>
    </style:style>
    <style:style style:name="P4" style:family="paragraph" style:parent-style-name="Standard">
      <style:text-properties officeooo:rsid="00220f64" officeooo:paragraph-rsid="00235d3d"/>
    </style:style>
    <style:style style:name="P5" style:family="paragraph" style:parent-style-name="Standard">
      <style:text-properties officeooo:rsid="0025327f" officeooo:paragraph-rsid="00254e03"/>
    </style:style>
    <style:style style:name="P6" style:family="paragraph" style:parent-style-name="Standard">
      <style:paragraph-properties fo:text-align="center" style:justify-single-word="false"/>
      <style:text-properties fo:font-weight="bold" officeooo:rsid="00258e0b" officeooo:paragraph-rsid="00258e0b" style:font-weight-asian="bold" style:font-weight-complex="bold"/>
    </style:style>
    <style:style style:name="T1" style:family="text">
      <style:text-properties officeooo:rsid="00209c41"/>
    </style:style>
    <style:style style:name="T2" style:family="text">
      <style:text-properties officeooo:rsid="00233293"/>
    </style:style>
    <style:style style:name="T3" style:family="text">
      <style:text-properties officeooo:rsid="00235d3d"/>
    </style:style>
    <style:style style:name="T4" style:family="text">
      <style:text-properties officeooo:rsid="00254e03"/>
    </style:style>
    <style:style style:name="T5" style:family="text">
      <style:text-properties fo:font-weight="normal" officeooo:rsid="00254e03" style:font-weight-asian="normal" style:font-weight-complex="normal"/>
    </style:style>
    <style:style style:name="T6" style:family="text">
      <style:text-properties fo:font-weight="normal" officeooo:rsid="00264623" style:font-weight-asian="normal" style:font-weight-complex="normal"/>
    </style:style>
    <style:style style:name="T7" style:family="text">
      <style:text-properties fo:font-weight="normal" officeooo:rsid="00271cf9" style:font-weight-asian="normal" style:font-weight-complex="normal"/>
    </style:style>
    <style:style style:name="T8" style:family="text">
      <style:text-properties fo:font-weight="normal" officeooo:rsid="0027fe20" style:font-weight-asian="normal" style:font-weight-complex="normal"/>
    </style:style>
    <style:style style:name="T9" style:family="text">
      <style:text-properties officeooo:rsid="00264623"/>
    </style:style>
    <style:style style:name="T10" style:family="text">
      <style:text-properties fo:font-weight="bold" officeooo:rsid="00264623" style:font-weight-asian="bold" style:font-weight-complex="bold"/>
    </style:style>
    <style:style style:name="T11" style:family="text">
      <style:text-properties fo:font-weight="bold" officeooo:rsid="00271cf9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his Steps are For Ubuntu 14.04</text:p>
      <text:p text:style-name="P2">Step 1 : Install Ubuntu 14.04</text:p>
      <text:p text:style-name="P2"/>
      <text:p text:style-name="P1"><text:span text:style-name="T1">Step 2 : </text:span>First Update Ubuntu Software Center Packages.</text:p>
      <text:p text:style-name="P1"><text:tab/>(Try To Install Any Software It Will Automatically Update Packages <text:span text:style-name="T9">For eg :try to download </text:span><text:span text:style-name="T11">VLC </text:span><text:span text:style-name="T7">or any else from ubuntu software Center Packages so it will </text:span><text:span text:style-name="T8">Update The Software Packages</text:span>).</text:p>
      <text:p text:style-name="P1"/>
      <text:p text:style-name="P3">Step 3 : Extract Zip Packages.</text:p>
      <text:p text:style-name="P4"><text:tab/>-<text:span text:style-name="T2">&gt; Unzip ofm_soa_generic_11.1.1.4.0_disk1_1of2 and ofm_soa_generic_11.1.1.4.0_disk1_2of2, Create SOA folder and Move extracted folders in it.</text:span></text:p>
      <text:p text:style-name="P4"><text:tab/>-<text:span text:style-name="T3">&gt; Unzip ofm_rcu_linux_11.1.1.4.0_disk1_1of1.zip, Create RCU folder and Move extracted folders in it.</text:span></text:p>
      <text:p text:style-name="P4"><text:tab/>-<text:span text:style-name="T3">&gt; Unzip ofm_osb_generic_11.1.1.4.0_disk1_1of1.zip, Create OSB folder and Move extracted folders in it</text:span></text:p>
      <text:p text:style-name="P4"/>
      <text:p text:style-name="P5">S<text:span text:style-name="T4">tep 4 : Not its Time to Install </text:span><text:span text:style-name="Strong_20_Emphasis"><text:span text:style-name="T4">Install Oracle 10g XE in 64-bit Ubuntu </text:span></text:span><text:span text:style-name="Strong_20_Emphasis"><text:span text:style-name="T5">so move to next file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9T10:48:47.773464927</meta:creation-date>
    <meta:editing-duration>PT10M1S</meta:editing-duration>
    <meta:editing-cycles>17</meta:editing-cycles>
    <meta:generator>LibreOffice/4.2.7.2$Linux_X86_64 LibreOffice_project/420m0$Build-2</meta:generator>
    <dc:date>2016-07-19T18:44:09.342533224</dc:date>
    <meta:document-statistic meta:table-count="0" meta:image-count="0" meta:object-count="0" meta:page-count="1" meta:paragraph-count="9" meta:word-count="116" meta:character-count="769" meta:non-whitespace-character-count="658"/>
  </office:meta>
</office:document-meta>
</file>